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3.6984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2.4335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1.6291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4.6528in"/>
    </style:style>
    <style:style style:name="co18" style:family="table-column">
      <style:table-column-properties fo:break-before="auto" style:column-width="2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121"/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5" table:default-cell-style-name="Default"/>
        <table:table-row table:style-name="ro1">
          <table:table-cell table:number-columns-repeated="4"/>
          <table:table-cell table:style-name="ce1"/>
          <table:table-cell table:style-name="ce2" table:number-columns-repeated="2"/>
          <table:table-cell table:style-name="ce1" office:value-type="string" calcext:value-type="string">
            <text:p>LATEX TABLE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2" table:number-columns-repeated="2"/>
          <table:table-cell table:style-name="ce1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OVERALL SUM-ARC-AREA (SAA)</text:p>
          </table:table-cell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um-Arc-Area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um-Arc-Area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um-Arc-Area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um-Arc-Area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INIMUM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Lamda Acceleration Safety Facto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Feedrate Command (mm/s)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10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20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30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C40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urve Type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3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5235292684461" calcext:value-type="float">
            <text:p>5.235292684461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2093803820914" calcext:value-type="float">
            <text:p>2.093803820914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4710353817982" calcext:value-type="float">
            <text:p>4.710353817982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8373046676549" calcext:value-type="float">
            <text:p>8.373046676549E-04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00005235292684461" calcext:value-type="float">
            <text:p>5.235292684461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8373046676549" calcext:value-type="float">
            <text:p>8.373046676549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392518339597277" calcext:value-type="float">
            <text:p>3.925183395973E-04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Ellipse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5185017589366" calcext:value-type="float">
            <text:p>5.185017589366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275076043292" calcext:value-type="float">
            <text:p>1.275076043292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849039783361" calcext:value-type="float">
            <text:p>1.849039783361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2200267776119" calcext:value-type="float">
            <text:p>2.200267776119E-04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00005185017589366" calcext:value-type="float">
            <text:p>5.185017589366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2200267776119" calcext:value-type="float">
            <text:p>2.200267776119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46072134042715" calcext:value-type="float">
            <text:p>1.460721340427E-04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Teardrop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3822127588087" calcext:value-type="float">
            <text:p>3.822127588087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6182290957317" calcext:value-type="float">
            <text:p>6.182290957317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6781012634326" calcext:value-type="float">
            <text:p>6.781012634326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6777759239889" calcext:value-type="float">
            <text:p>6.777759239889E-05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00003822127588087" calcext:value-type="float">
            <text:p>3.822127588087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6781012634326" calcext:value-type="float">
            <text:p>6.781012634326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589079760490475" calcext:value-type="float">
            <text:p>5.890797604905E-05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Butterfly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758667624644" calcext:value-type="float">
            <text:p>1.758667624644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6462621773264" calcext:value-type="float">
            <text:p>6.462621773264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129893207359" calcext:value-type="float">
            <text:p>1.298932073590E-0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2003665777961" calcext:value-type="float">
            <text:p>2.003665777961E-03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0001758667624644" calcext:value-type="float">
            <text:p>1.758667624644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2003665777961" calcext:value-type="float">
            <text:p>2.003665777961E-0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103118169783545" calcext:value-type="float">
            <text:p>1.031181697835E-03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ilshell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070830851582" calcext:value-type="float">
            <text:p>1.070830851582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3068808285119" calcext:value-type="float">
            <text:p>3.068808285119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5164360050036" calcext:value-type="float">
            <text:p>5.164360050036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7283849492346" calcext:value-type="float">
            <text:p>7.283849492346E-04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0001070830851582" calcext:value-type="float">
            <text:p>1.070830851582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7283849492346" calcext:value-type="float">
            <text:p>7.283849492346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414696216977075" calcext:value-type="float">
            <text:p>4.146962169771E-04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kewed-Astroid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4343191363991" calcext:value-type="float">
            <text:p>4.343191363991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736583480748" calcext:value-type="float">
            <text:p>1.736583480748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3905753943512" calcext:value-type="float">
            <text:p>3.905753943512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6940792041172" calcext:value-type="float">
            <text:p>6.940792041172E-04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00004343191363991" calcext:value-type="float">
            <text:p>4.343191363991E-0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6940792041172" calcext:value-type="float">
            <text:p>6.940792041172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325436215045777" calcext:value-type="float">
            <text:p>3.254362150458E-04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L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1338515095667" calcext:value-type="float">
            <text:p>1.338515095667E-06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1338121185915" calcext:value-type="float">
            <text:p>1.338121185915E-06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1338217831316" calcext:value-type="float">
            <text:p>1.338217831316E-06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1337920946871" calcext:value-type="float">
            <text:p>1.337920946871E-06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000001337920946871" calcext:value-type="float">
            <text:p>1.337920946871E-06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1338515095667" calcext:value-type="float">
            <text:p>1.338515095667E-06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00133819376494225" calcext:value-type="float">
            <text:p>1.338193764942E-06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0L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265139232664" calcext:value-type="float">
            <text:p>1.265139232664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339597112819" calcext:value-type="float">
            <text:p>1.339597112819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339309239988" calcext:value-type="float">
            <text:p>1.339309239988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33934354072" calcext:value-type="float">
            <text:p>1.339343540720E-04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0001265139232664" calcext:value-type="float">
            <text:p>1.265139232664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339597112819" calcext:value-type="float">
            <text:p>1.339597112819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132084728154775" calcext:value-type="float">
            <text:p>1.320847281548E-04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AstEpi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2898515736808" calcext:value-type="float">
            <text:p>2.898515736808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6811935608835" calcext:value-type="float">
            <text:p>6.811935608835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9367445601128" calcext:value-type="float">
            <text:p>9.367445601128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1255001527807" calcext:value-type="float">
            <text:p>1.255001527807E-03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0002898515736808" calcext:value-type="float">
            <text:p>2.898515736808E-0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1255001527807" calcext:value-type="float">
            <text:p>1.255001527807E-0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000790697805621025" calcext:value-type="float">
            <text:p>7.906978056210E-04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Hyp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2706870610425" calcext:value-type="float">
            <text:p>2.706870610425E-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2760007501922" calcext:value-type="float">
            <text:p>2.760007501922E-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2777614243305" calcext:value-type="float">
            <text:p>2.777614243305E-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275436869531" calcext:value-type="float">
            <text:p>2.754368695310E-01</text:p>
          </table:table-cell>
          <table:table-cell table:style-name="ce2" office:value-type="string" calcext:value-type="string">
            <text:p>&amp;</text:p>
          </table:table-cell>
          <table:table-cell table:style-name="ce3" office:value-type="float" office:value="0.2706870610425" calcext:value-type="float">
            <text:p>2.706870610425E-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2777614243305" calcext:value-type="float">
            <text:p>2.777614243305E-0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float" office:value="0.27497152627405" calcext:value-type="float">
            <text:p>2.749715262741E-01</text:p>
          </table:table-cell>
          <table:table-cell table:style-name="ce2" office:value-type="string" calcext:value-type="string">
            <text:p>\\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 table:style-name="ce1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/>
          <table:table-cell table:style-name="ce2" office:value-type="string" calcext:value-type="string">
            <text:p>&amp;</text:p>
          </table:table-cell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table:number-columns-repeated="2"/>
          <table:table-cell table:style-name="ce1"/>
          <table:table-cell table:style-name="ce3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3" table:number-columns-repeated="2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FC10-L0.18-A28-CIRCLE SUM-ARC-AREA-(mm2) <text:s text:c="16"/></text:p>
          </table:table-cell>
          <table:table-cell table:style-name="ce1" office:value-type="float" office:value="0.00005235292684461" calcext:value-type="float">
            <text:p>5.235292684461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CIRCLE SUM-ARC-AREA-(mm2) <text:s text:c="16"/></text:p>
          </table:table-cell>
          <table:table-cell table:style-name="ce1" office:value-type="float" office:value="0.0002093803820914" calcext:value-type="float">
            <text:p>2.093803820914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30-L0.18-A28-CIRCLE SUM-ARC-AREA-(mm2) <text:s text:c="16"/></text:p>
          </table:table-cell>
          <table:table-cell table:style-name="ce1" office:value-type="float" office:value="0.0004710353817982" calcext:value-type="float">
            <text:p>4.710353817982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40-L0.18-A28-CIRCLE SUM-ARC-AREA-(mm2) <text:s text:c="16"/></text:p>
          </table:table-cell>
          <table:table-cell table:style-name="ce1" office:value-type="float" office:value="0.0008373046676549" calcext:value-type="float">
            <text:p>8.373046676549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23:.C26])" office:value-type="float" office:value="0.00005235292684461" calcext:value-type="float">
            <text:p>5.235292684461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23:.C26])" office:value-type="float" office:value="0.0008373046676549" calcext:value-type="float">
            <text:p>8.373046676549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23:.C26])" office:value-type="float" office:value="0.000392518339597277" calcext:value-type="float">
            <text:p>3.925183395973E-0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LIPSE</text:p>
          </table:table-cell>
          <table:table-cell table:style-name="ce1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/>
          <table:table-cell office:value-type="string" calcext:value-type="string">
            <text:p>FC10-L0.18-A28-ELLIPSE SUM-ARC-AREA-(mm2) <text:s text:c="16"/></text:p>
          </table:table-cell>
          <table:table-cell table:style-name="ce1" office:value-type="float" office:value="0.00005185017589366" calcext:value-type="float">
            <text:p>5.185017589366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ELLIPSE SUM-ARC-AREA-(mm2) <text:s text:c="16"/></text:p>
          </table:table-cell>
          <table:table-cell table:style-name="ce1" office:value-type="float" office:value="0.0001275076043292" calcext:value-type="float">
            <text:p>1.275076043292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30-L0.18-A28-ELLIPSE SUM-ARC-AREA-(mm2) <text:s text:c="16"/></text:p>
          </table:table-cell>
          <table:table-cell table:style-name="ce1" office:value-type="float" office:value="0.0001849039783361" calcext:value-type="float">
            <text:p>1.849039783361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40-L0.18-A28-ELLIPSE SUM-ARC-AREA-(mm2) <text:s text:c="16"/></text:p>
          </table:table-cell>
          <table:table-cell table:style-name="ce1" office:value-type="float" office:value="0.0002200267776119" calcext:value-type="float">
            <text:p>2.200267776119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33:.C36])" office:value-type="float" office:value="0.00005185017589366" calcext:value-type="float">
            <text:p>5.185017589366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33:.C36])" office:value-type="float" office:value="0.0002200267776119" calcext:value-type="float">
            <text:p>2.200267776119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33:.C36])" office:value-type="float" office:value="0.000146072134042715" calcext:value-type="float">
            <text:p>1.460721340427E-0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DROP</text:p>
          </table:table-cell>
          <table:table-cell table:style-name="ce1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/>
          <table:table-cell office:value-type="string" calcext:value-type="string">
            <text:p>FC10-L0.18-A28-TEARDROP SUM-ARC-AREA-(mm2) <text:s text:c="16"/></text:p>
          </table:table-cell>
          <table:table-cell table:style-name="ce1" office:value-type="float" office:value="0.00003822127588087" calcext:value-type="float">
            <text:p>3.822127588087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TEARDROP SUM-ARC-AREA-(mm2) <text:s text:c="16"/></text:p>
          </table:table-cell>
          <table:table-cell table:style-name="ce1" office:value-type="float" office:value="0.00006182290957317" calcext:value-type="float">
            <text:p>6.182290957317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30-L0.18-A28-TEARDROP SUM-ARC-AREA-(mm2) <text:s text:c="16"/></text:p>
          </table:table-cell>
          <table:table-cell table:style-name="ce1" office:value-type="float" office:value="0.00006781012634326" calcext:value-type="float">
            <text:p>6.781012634326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40-L0.18-A28-TEARDROP SUM-ARC-AREA-(mm2) <text:s text:c="16"/></text:p>
          </table:table-cell>
          <table:table-cell table:style-name="ce1" office:value-type="float" office:value="0.00006777759239889" calcext:value-type="float">
            <text:p>6.777759239889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43:.C46])" office:value-type="float" office:value="0.00003822127588087" calcext:value-type="float">
            <text:p>3.822127588087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43:.C46])" office:value-type="float" office:value="0.00006781012634326" calcext:value-type="float">
            <text:p>6.781012634326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43:.C46])" office:value-type="float" office:value="0.0000589079760490475" calcext:value-type="float">
            <text:p>5.890797604905E-0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ERFLY</text:p>
          </table:table-cell>
          <table:table-cell table:style-name="ce1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/>
          <table:table-cell office:value-type="string" calcext:value-type="string">
            <text:p>FC10-L0.18-A28-BUTTERFLY SUM-ARC-AREA-(mm2) <text:s text:c="16"/></text:p>
          </table:table-cell>
          <table:table-cell table:style-name="ce1" office:value-type="float" office:value="0.0001758667624644" calcext:value-type="float">
            <text:p>1.758667624644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BUTTERFLY SUM-ARC-AREA-(mm2) <text:s text:c="16"/></text:p>
          </table:table-cell>
          <table:table-cell table:style-name="ce1" office:value-type="float" office:value="0.0006462621773264" calcext:value-type="float">
            <text:p>6.462621773264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30-L0.18-A28-BUTTERFLY SUM-ARC-AREA-(mm2) <text:s text:c="16"/></text:p>
          </table:table-cell>
          <table:table-cell table:style-name="ce1" office:value-type="float" office:value="0.00129893207359" calcext:value-type="float">
            <text:p>1.298932073590E-0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40-L0.18-A28-BUTTERFLY SUM-ARC-AREA-(mm2) <text:s text:c="16"/></text:p>
          </table:table-cell>
          <table:table-cell table:style-name="ce1" office:value-type="float" office:value="0.002003665777961" calcext:value-type="float">
            <text:p>2.003665777961E-0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53:.C56])" office:value-type="float" office:value="0.0001758667624644" calcext:value-type="float">
            <text:p>1.758667624644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53:.C56])" office:value-type="float" office:value="0.002003665777961" calcext:value-type="float">
            <text:p>2.003665777961E-0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53:.C56])" office:value-type="float" office:value="0.00103118169783545" calcext:value-type="float">
            <text:p>1.031181697835E-0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AILSHELL</text:p>
          </table:table-cell>
          <table:table-cell table:style-name="ce1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/>
          <table:table-cell office:value-type="string" calcext:value-type="string">
            <text:p>FC10-L0.18-A28-SNAILSHELL SUM-ARC-AREA-(mm2) <text:s text:c="16"/></text:p>
          </table:table-cell>
          <table:table-cell table:style-name="ce1" office:value-type="float" office:value="0.0001070830851582" calcext:value-type="float">
            <text:p>1.070830851582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SNAILSHELL SUM-ARC-AREA-(mm2) <text:s text:c="16"/></text:p>
          </table:table-cell>
          <table:table-cell table:style-name="ce1" office:value-type="float" office:value="0.0003068808285119" calcext:value-type="float">
            <text:p>3.068808285119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30-L0.18-A28-SNAILSHELL SUM-ARC-AREA-(mm2) <text:s text:c="16"/></text:p>
          </table:table-cell>
          <table:table-cell table:style-name="ce1" office:value-type="float" office:value="0.0005164360050036" calcext:value-type="float">
            <text:p>5.164360050036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40-L0.18-A28-SNAILSHELL SUM-ARC-AREA-(mm2) <text:s text:c="16"/></text:p>
          </table:table-cell>
          <table:table-cell table:style-name="ce1" office:value-type="float" office:value="0.0007283849492346" calcext:value-type="float">
            <text:p>7.283849492346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63:.C66])" office:value-type="float" office:value="0.0001070830851582" calcext:value-type="float">
            <text:p>1.070830851582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63:.C66])" office:value-type="float" office:value="0.0007283849492346" calcext:value-type="float">
            <text:p>7.283849492346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63:.C66])" office:value-type="float" office:value="0.000414696216977075" calcext:value-type="float">
            <text:p>4.146962169771E-0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EWED ASTROI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C10-L0.18-A28-SKEWEDASTROID SUM-ARC-AREA-(mm2) <text:s text:c="16"/></text:p>
          </table:table-cell>
          <table:table-cell table:style-name="ce1" office:value-type="float" office:value="0.00004343191363991" calcext:value-type="float">
            <text:p>4.343191363991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SKEWEDASTROID SUM-ARC-AREA-(mm2) <text:s text:c="16"/></text:p>
          </table:table-cell>
          <table:table-cell table:style-name="ce1" office:value-type="float" office:value="0.0001736583480748" calcext:value-type="float">
            <text:p>1.736583480748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30-L0.18-A28-SKEWEDASTROID SUM-ARC-AREA-(mm2) <text:s text:c="16"/></text:p>
          </table:table-cell>
          <table:table-cell table:style-name="ce1" office:value-type="float" office:value="0.0003905753943512" calcext:value-type="float">
            <text:p>3.905753943512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40-L0.18-A28-SKEWEDASTROID SUM-ARC-AREA-(mm2) <text:s text:c="16"/></text:p>
          </table:table-cell>
          <table:table-cell table:style-name="ce1" office:value-type="float" office:value="0.0006940792041172" calcext:value-type="float">
            <text:p>6.940792041172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73:.C76])" office:value-type="float" office:value="0.00004343191363991" calcext:value-type="float">
            <text:p>4.343191363991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73:.C76])" office:value-type="float" office:value="0.0006940792041172" calcext:value-type="float">
            <text:p>6.940792041172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73:.C76])" office:value-type="float" office:value="0.000325436215045777" calcext:value-type="float">
            <text:p>3.254362150458E-0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BBON-10L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C10-L0.18-A28-RIBBON-10L SUM-ARC-AREA-(mm2) <text:s text:c="16"/></text:p>
          </table:table-cell>
          <table:table-cell table:style-name="ce1" office:value-type="float" office:value="0.000001338515095667" calcext:value-type="float">
            <text:p>1.338515095667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RIBBON-10L SUM-ARC-AREA-(mm2) <text:s text:c="16"/></text:p>
          </table:table-cell>
          <table:table-cell table:style-name="ce1" office:value-type="float" office:value="0.000001338121185915" calcext:value-type="float">
            <text:p>1.338121185915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30-L0.18-A28-RIBBON-10L SUM-ARC-AREA-(mm2) <text:s text:c="16"/></text:p>
          </table:table-cell>
          <table:table-cell table:style-name="ce1" office:value-type="float" office:value="0.000001338217831316" calcext:value-type="float">
            <text:p>1.338217831316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40-L0.18-A28-RIBBON-10L SUM-ARC-AREA-(mm2) <text:s text:c="16"/></text:p>
          </table:table-cell>
          <table:table-cell table:style-name="ce1" office:value-type="float" office:value="0.000001337920946871" calcext:value-type="float">
            <text:p>1.337920946871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83:.C86])" office:value-type="float" office:value="0.000001337920946871" calcext:value-type="float">
            <text:p>1.337920946871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83:.C86])" office:value-type="float" office:value="0.000001338515095667" calcext:value-type="float">
            <text:p>1.338515095667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83:.C86])" office:value-type="float" office:value="0.00000133819376494225" calcext:value-type="float">
            <text:p>1.338193764942E-06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BBON-100L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C10-L0.18-A28-RIBBON-100L SUM-ARC-AREA-(mm2) <text:s text:c="16"/></text:p>
          </table:table-cell>
          <table:table-cell table:style-name="ce1" office:value-type="float" office:value="0.0001265139232664" calcext:value-type="float">
            <text:p>1.265139232664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RIBBON-100L SUM-ARC-AREA-(mm2) <text:s text:c="16"/></text:p>
          </table:table-cell>
          <table:table-cell table:style-name="ce1" office:value-type="float" office:value="0.0001339597112819" calcext:value-type="float">
            <text:p>1.339597112819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30-L0.18-A28-RIBBON-100L SUM-ARC-AREA-(mm2) <text:s text:c="16"/></text:p>
          </table:table-cell>
          <table:table-cell table:style-name="ce1" office:value-type="float" office:value="0.0001339309239988" calcext:value-type="float">
            <text:p>1.339309239988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40-L0.18-A28-RIBBON-100L SUM-ARC-AREA-(mm2) <text:s text:c="16"/></text:p>
          </table:table-cell>
          <table:table-cell table:style-name="ce1" office:value-type="float" office:value="0.000133934354072" calcext:value-type="float">
            <text:p>1.339343540720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93:.C96])" office:value-type="float" office:value="0.0001265139232664" calcext:value-type="float">
            <text:p>1.265139232664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93:.C96])" office:value-type="float" office:value="0.0001339597112819" calcext:value-type="float">
            <text:p>1.339597112819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93:.C96])" office:value-type="float" office:value="0.000132084728154775" calcext:value-type="float">
            <text:p>1.320847281548E-0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TEPI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C10-L0.18-A28-ASTEPI SUM-ARC-AREA-(mm2) <text:s text:c="16"/></text:p>
          </table:table-cell>
          <table:table-cell table:style-name="ce1" office:value-type="float" office:value="0.0002898515736808" calcext:value-type="float">
            <text:p>2.898515736808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ASTEPI SUM-ARC-AREA-(mm2) <text:s text:c="16"/></text:p>
          </table:table-cell>
          <table:table-cell table:style-name="ce1" office:value-type="float" office:value="0.0006811935608835" calcext:value-type="float">
            <text:p>6.811935608835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30-L0.18-A28-ASTEPI SUM-ARC-AREA-(mm2) <text:s text:c="16"/></text:p>
          </table:table-cell>
          <table:table-cell table:style-name="ce1" office:value-type="float" office:value="0.0009367445601128" calcext:value-type="float">
            <text:p>9.367445601128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40-L0.18-A28-ASTEPI SUM-ARC-AREA-(mm2) <text:s text:c="16"/></text:p>
          </table:table-cell>
          <table:table-cell table:style-name="ce1" office:value-type="float" office:value="0.001255001527807" calcext:value-type="float">
            <text:p>1.255001527807E-0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103:.C106])" office:value-type="float" office:value="0.0002898515736808" calcext:value-type="float">
            <text:p>2.898515736808E-0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103:.C106])" office:value-type="float" office:value="0.001255001527807" calcext:value-type="float">
            <text:p>1.255001527807E-0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103:.C106])" office:value-type="float" office:value="0.000790697805621025" calcext:value-type="float">
            <text:p>7.906978056210E-0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NAHYP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C10-L0.18-A28-SNAHYP SUM-ARC-AREA-(mm2) <text:s text:c="16"/></text:p>
          </table:table-cell>
          <table:table-cell table:style-name="ce1" office:value-type="float" office:value="0.2706870610425" calcext:value-type="float">
            <text:p>2.706870610425E-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0-L0.18-A28-SNAHYP SUM-ARC-AREA-(mm2) <text:s text:c="16"/></text:p>
          </table:table-cell>
          <table:table-cell table:style-name="ce1" office:value-type="float" office:value="0.2760007501922" calcext:value-type="float">
            <text:p>2.760007501922E-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5-L0.18-A28-SNAHYP SUM-ARC-AREA-(mm2) <text:s text:c="16"/></text:p>
          </table:table-cell>
          <table:table-cell table:style-name="ce1" office:value-type="float" office:value="0.2777614243305" calcext:value-type="float">
            <text:p>2.777614243305E-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28-L0.18-A28-SNAHYP SUM-ARC-AREA-(mm2) <text:s text:c="16"/></text:p>
          </table:table-cell>
          <table:table-cell table:style-name="ce1" office:value-type="float" office:value="0.275436869531" calcext:value-type="float">
            <text:p>2.754368695310E-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table:style-name="ce1" table:formula="of:=MIN([.C113:.C116])" office:value-type="float" office:value="0.2706870610425" calcext:value-type="float">
            <text:p>2.706870610425E-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IMUM</text:p>
          </table:table-cell>
          <table:table-cell table:style-name="ce1" table:formula="of:=MAX([.C113:.C116])" office:value-type="float" office:value="0.2777614243305" calcext:value-type="float">
            <text:p>2.777614243305E-0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113:.C116])" office:value-type="float" office:value="0.27497152627405" calcext:value-type="float">
            <text:p>2.749715262741E-01</text:p>
          </table:table-cell>
          <table:table-cell table:number-columns-repeated="20"/>
        </table:table-row>
        <table:table-row table:style-name="ro1" table:number-rows-repeated="104845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ALL SUMMARY" table:style-name="ta1">
        <table:table-column table:style-name="co16" table:number-columns-repeated="2" table:default-cell-style-name="Default"/>
        <table:table-column table:style-name="co16" table:visibility="collapse" table:number-columns-repeated="2" table:default-cell-style-name="Default"/>
        <table:table-column table:style-name="co17" table:default-cell-style-name="Default"/>
        <table:table-column table:style-name="co18" table:default-cell-style-name="ce1"/>
        <table:table-column table:style-name="co16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1) CIRC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2) ELLIP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3) TEARDRO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4) BUTTERFL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5) SKEWEDASTROI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6) SNAILSHEL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7) RIBBON-10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8) RIBBON-100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4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9) ASTEPI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10) SNAHY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 SNAHYP GOO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SNAHYP BAD - EPS VALUE DOMINANT FACTOR GEOMETRY IN 4 CONSTRAI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10:29] process exited with status 1, elapsed time: 08.51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LOWER LAMDA 0.10 NO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29:00] process exited with status 1, elapsed time: 08.17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LOWER LAMDA 0.15 NO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22:44] process exited with status 1, elapsed time: 08.34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BIGGER LAMDA 0.25 MORE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16:36] process exited with status 1, elapsed time: 08.39s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7:58:37] process exited with status 1, elapsed time: 08.67s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LHAMDULILLAH 3 TIMES</text:p>
          </table:table-cell>
          <table:table-cell table:number-columns-repeated="2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0:47:32.289791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dc:date>2023-10-15T12:31:48.434755773</dc:date>
    <meta:editing-duration>PT3H34M4S</meta:editing-duration>
    <meta:editing-cycles>23</meta:editing-cycles>
    <meta:document-statistic meta:table-count="2" meta:cell-count="2234" meta:object-count="0"/>
  </office:meta>
</office:document-meta>
</file>